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0.8042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8125in"/>
    </style:style>
    <style:style style:name="Table2.B" style:family="table-column">
      <style:table-column-properties style:column-width="0.8042in"/>
    </style:style>
    <style:style style:name="Table2.C" style:family="table-column">
      <style:table-column-properties style:column-width="2.3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c017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5c017" officeooo:paragraph-rsid="0005c017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bold" officeooo:rsid="0005c017" officeooo:paragraph-rsid="00220cf4" style:font-weight-asian="bold" style:font-weight-complex="bold"/>
    </style:style>
    <style:style style:name="P4" style:family="paragraph" style:parent-style-name="Table_20_Contents">
      <style:text-properties officeooo:rsid="00025af5" officeooo:paragraph-rsid="00025af5"/>
    </style:style>
    <style:style style:name="P5" style:family="paragraph" style:parent-style-name="Standard">
      <style:text-properties officeooo:rsid="000882f1" officeooo:paragraph-rsid="0005c017"/>
    </style:style>
    <style:style style:name="P6" style:family="paragraph" style:parent-style-name="Text_20_body">
      <style:paragraph-properties fo:text-align="justify" style:justify-single-word="false"/>
      <style:text-properties officeooo:paragraph-rsid="00220cf4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025af5" officeooo:paragraph-rsid="00025af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025af5" officeooo:paragraph-rsid="00025af5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rsid="00025af5" officeooo:paragraph-rsid="00025af5" style:font-size-asian="10pt" style:font-size-complex="10pt"/>
    </style:style>
    <style:style style:name="P11" style:family="paragraph" style:parent-style-name="Table_20_Contents">
      <style:text-properties fo:font-size="10pt" officeooo:rsid="00025af5" officeooo:paragraph-rsid="0023772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025af5" officeooo:paragraph-rsid="00025af5" style:font-size-asian="10pt" style:font-size-complex="10pt"/>
    </style:style>
    <style:style style:name="P13" style:family="paragraph" style:parent-style-name="Table_20_Contents">
      <style:text-properties fo:font-size="10pt" officeooo:rsid="002a88bc" officeooo:paragraph-rsid="002a88bc" style:font-size-asian="10pt" style:font-size-complex="10pt"/>
    </style:style>
    <style:style style:name="P14" style:family="paragraph" style:parent-style-name="Table_20_Contents">
      <style:text-properties fo:font-size="10pt" officeooo:rsid="00044b9a" officeooo:paragraph-rsid="00044b9a" style:font-size-asian="10pt" style:font-size-complex="10pt"/>
    </style:style>
    <style:style style:name="P15" style:family="paragraph" style:parent-style-name="Table_20_Contents">
      <style:text-properties fo:font-size="10pt" officeooo:rsid="00220cf4" officeooo:paragraph-rsid="00220cf4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05c017" officeooo:paragraph-rsid="0005c017" style:font-size-asian="9pt" style:font-weight-asian="bold" style:font-size-complex="9pt" style:font-weight-complex="bold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text-properties fo:font-size="9pt" officeooo:rsid="0005c017" officeooo:paragraph-rsid="0005c017" style:font-size-asian="9pt" style:font-size-complex="9pt"/>
    </style:style>
    <style:style style:name="T1" style:family="text">
      <style:text-properties officeooo:rsid="00044b9a"/>
    </style:style>
    <style:style style:name="T2" style:family="text">
      <style:text-properties officeooo:rsid="0008ea53"/>
    </style:style>
    <style:style style:name="T3" style:family="text">
      <style:text-properties officeooo:rsid="00220cf4"/>
    </style:style>
    <style:style style:name="T4" style:family="text">
      <style:text-properties fo:font-weight="bold" officeooo:rsid="00220cf4" style:font-weight-asian="bold" style:font-weight-complex="bold"/>
    </style:style>
    <style:style style:name="T5" style:family="text">
      <style:text-properties fo:font-weight="bold" officeooo:rsid="0005c01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Site Visit Checklist</text:p>
      <text:p text:style-name="P3">Name of Village:</text:p>
      <text:p text:style-name="P6"><text:span text:style-name="T4">Name of Officers:</text:span><text:span text:style-name="T5"><text:tab/><text:tab/><text:tab/> <text:s/><text:tab/><text:tab/><text:tab/><text:tab/>Date visited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DESK</text:p>
          </table:table-cell>
          <table:table-cell table:style-name="Table1.A2" office:value-type="string">
            <text:p text:style-name="P7">OK?</text:p>
          </table:table-cell>
          <table:table-cell table:style-name="Table1.C2" office:value-type="string">
            <text:p text:style-name="P8">Comment</text:p>
          </table:table-cell>
        </table:table-row>
        <table:table-row>
          <table:table-cell table:style-name="Table1.A2" office:value-type="string">
            <text:p text:style-name="P10">Front panel installed and locked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All DC – DC Modules functioning properly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Door Handle installed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Record battery voltage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Front panel interlock switch correctly installed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Rear panel power-reset switch correctly installed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Replacement Steca correctly installed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LVD correctly installed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<text:span text:style-name="T2">Thermal</text:span> fuses installed on 12-volt power port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Power available from both 12-volt power port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>APPLICATION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Barcode scanner correctly programmed and working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<text:span text:style-name="T2">Thermal</text:span> label printer working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Able to access EVR application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Able to <text:span text:style-name="T3">access News</text:span>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Able to connect to wireless hotspot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Able to connect to server using wireless hotspot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Solar lantern working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User Login credentials created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Speed of Application (Fast,Slow<text:span text:style-name="T1">)</text:span>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4">User oriented on system usage?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Does printer Have enough label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Does Printer Have enough ink cartriage rem <text:s text:c="540"/>aining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TOWER</text:p>
          </table:table-cell>
          <table:table-cell table:style-name="Table2.A1" office:value-type="string">
            <text:p text:style-name="P17"/>
          </table:table-cell>
          <table:table-cell table:style-name="Table2.C1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Height of tower base extension above ground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Tower base vertical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Sufficient clearance to lower the pole effectively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Antennas mounted vertically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Solar panels oriented towards North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Angle of solar panels appropriate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5:14:58.753945791</meta:creation-date>
    <dc:date>2019-02-18T16:20:01.023934540</dc:date>
    <meta:editing-duration>PT2H50M12S</meta:editing-duration>
    <meta:editing-cycles>17</meta:editing-cycles>
    <meta:generator>LibreOffice/5.1.6.2$Linux_X86_64 LibreOffice_project/10m0$Build-2</meta:generator>
    <meta:print-date>2019-01-21T09:51:23.672098446</meta:print-date>
    <meta:document-statistic meta:table-count="2" meta:image-count="0" meta:object-count="0" meta:page-count="2" meta:paragraph-count="36" meta:word-count="158" meta:character-count="1617" meta:non-whitespace-character-count="946"/>
  </office:meta>
</office:document-meta>
</file>